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1">
      <style:text-properties officeooo:rsid="00295dd6" officeooo:paragraph-rsid="00295dd6"/>
    </style:style>
    <style:style style:name="P9" style:family="paragraph" style:parent-style-name="Heading_20_3">
      <style:text-properties officeooo:paragraph-rsid="00295dd6"/>
    </style:style>
    <style:style style:name="P10" style:family="paragraph" style:parent-style-name="Heading_20_2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8" text:outline-level="1">РЕДАКЦИОННАЯ СТАТЬЯ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10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9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9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4:52.308584393</dc:date>
    <meta:editing-cycles>15</meta:editing-cycles>
    <meta:editing-duration>PT27M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69" meta:character-count="1067" meta:non-whitespace-character-count="939"/>
  </office:meta>
</office:document-meta>
</file>